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5D000002E292D5D22C899A3C88.eps" manifest:media-type="image/x-eps"/>
  <manifest:file-entry manifest:full-path="Pictures/10000000000005450000036629871E9C527C42E8.png" manifest:media-type="image/png"/>
  <manifest:file-entry manifest:full-path="Pictures/200000020000015D000002E211C75B963F14C0D3.eps" manifest:media-type="image/x-eps"/>
  <manifest:file-entry manifest:full-path="Pictures/200000020000015D000002E2D3F7AF33E30B28F7.eps" manifest:media-type="image/x-eps"/>
  <manifest:file-entry manifest:full-path="Pictures/10000000000005340000036135E314ACFAB5998B.png" manifest:media-type="image/png"/>
  <manifest:file-entry manifest:full-path="Pictures/200000020000015D000002E297F297CB7F1F0948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279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21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style:text-position="33% 58%" style:font-name="Liberation Sans" style:font-name-asian="Liberation Sans1" style:font-name-complex="Liberation Sans1"/>
    </style:style>
    <style:style style:name="T4" style:family="text">
      <style:text-properties style:text-position="-33% 58%" style:font-name="Liberation Sans" style:font-name-asian="Liberation Sans1" style:font-name-complex="Liberation Sans1"/>
    </style:style>
    <style:style style:name="T5" style:family="text">
      <style:text-properties style:text-position="0% 100%" style:font-name="Liberation Sans" style:font-name-asian="Liberation Sans1" style:font-name-complex="Liberation Sans1"/>
    </style:style>
    <style:style style:name="T6" style:family="text">
      <style:text-properties style:text-position="0% 100%" style:font-name="Liberation Sans" fo:font-size="20pt" style:font-name-asian="Liberation Sans1" style:font-size-asian="20pt" style:font-name-complex="Liberation Sans1" style:font-size-complex="20pt"/>
    </style:style>
    <style:style style:name="T7" style:family="text">
      <style:text-properties style:text-position="0% 100%" style:font-name="Liberation Sans1" style:font-name-asian="Liberation Sans1" style:font-name-complex="Liberation Sans1" style:text-overline-style="solid" style:text-overline-width="bold" style:text-overline-color="font-color"/>
    </style:style>
    <style:style style:name="T8" style:family="text">
      <style:text-properties style:text-position="0% 100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7.637cm" presentation:class="title" presentation:user-transformed="true">
          <draw:text-box>
            <text:p>First Average Separation Plo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211cm" svg:x="1.4cm" svg:y="0.437cm" presentation:class="title" presentation:user-transformed="true">
          <draw:text-box>
            <text:p><text:span text:style-name="T1">Λ</text:span><text:span text:style-name="T2">K</text:span><text:span text:style-name="T3">0</text:span><text:span text:style-name="T4">S</text:span><text:span text:style-name="T5"> Reminder</text:span></text:p>
          </draw:text-box>
        </draw:frame>
        <draw:frame draw:style-name="gr2" draw:text-style-name="P2" draw:layer="layout" svg:width="27.999cm" svg:height="18.057cm" svg:x="-0.001cm" svg:y="2.958cm">
          <draw:image xlink:href="Pictures/10000000000005450000036629871E9C527C42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211cm" svg:x="1.4cm" svg:y="0.437cm" presentation:class="title" presentation:user-transformed="true">
          <draw:text-box>
            <text:p><text:span text:style-name="T1">Λ</text:span><text:span text:style-name="T2">K</text:span><text:span text:style-name="T3">ch</text:span><text:span text:style-name="T5"> Reminder</text:span></text:p>
          </draw:text-box>
        </draw:frame>
        <draw:frame draw:style-name="gr2" draw:text-style-name="P2" draw:layer="layout" svg:width="27.999cm" svg:height="18.057cm" svg:x="-0.001cm" svg:y="2.958cm">
          <draw:image xlink:href="Pictures/10000000000005340000036135E314ACFAB599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7.236cm" svg:height="9.306cm" svg:x="9.982cm" svg:y="5.586cm" presentation:class="title" presentation:user-transformed="true">
          <draw:text-box>
            <text:p><text:span text:style-name="T1">Ξ</text:span><text:span text:style-name="T5">-K+</text:span><text:span text:style-name="T5"><text:line-break/></text:span><text:span text:style-name="T6"> </text:span><text:span text:style-name="T5"><text:line-break/></text:span><text:span text:style-name="T5">and</text:span><text:span text:style-name="T5"><text:line-break/></text:span><text:span text:style-name="T6"> </text:span><text:span text:style-name="T5"><text:line-break/></text:span><text:span text:style-name="T7">Ξ</text:span><text:span text:style-name="T8">+</text:span><text:span text:style-name="T5">K-</text:span><text:span text:style-name="T5"><text:line-break/></text:span><text:span text:style-name="T6"> </text:span><text:span text:style-name="T5"><text:line-break/></text:span><text:span text:style-name="T5">Avg. Sep</text:span></text:p>
          </draw:text-box>
        </draw:frame>
        <draw:frame draw:style-name="gr2" draw:text-style-name="P2" draw:layer="layout" svg:width="9.929cm" svg:height="20.999cm" svg:x="0cm" svg:y="-0.013cm">
          <draw:image xlink:href="Pictures/200000020000015D000002E297F297CB7F1F0948.eps" xlink:type="simple" xlink:show="embed" xlink:actuate="onLoad">
            <text:p/>
          </draw:image>
        </draw:frame>
        <draw:frame draw:style-name="gr2" draw:text-style-name="P2" draw:layer="layout" svg:width="9.929cm" svg:height="20.999cm" svg:x="18.034cm" svg:y="-0.013cm">
          <draw:image xlink:href="Pictures/200000020000015D000002E211C75B963F14C0D3.eps" xlink:type="simple" xlink:show="embed" xlink:actuate="onLoad">
            <text:p/>
          </draw:image>
        </draw:frame>
        <draw:custom-shape draw:style-name="gr3" draw:text-style-name="P2" draw:layer="layout" svg:width="2.032cm" svg:height="1.524cm" svg:x="9.498cm" svg:y="5.6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032cm" svg:height="1.524cm" svg:x="15.748cm" svg:y="10.738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7.236cm" svg:height="9.306cm" svg:x="9.982cm" svg:y="5.586cm" presentation:class="title" presentation:user-transformed="true">
          <draw:text-box>
            <text:p><text:span text:style-name="T1">Ξ</text:span><text:span text:style-name="T5">-K-</text:span><text:span text:style-name="T5"><text:line-break/></text:span><text:span text:style-name="T6"> </text:span><text:span text:style-name="T5"><text:line-break/></text:span><text:span text:style-name="T5">and</text:span><text:span text:style-name="T5"><text:line-break/></text:span><text:span text:style-name="T6"> </text:span><text:span text:style-name="T5"><text:line-break/></text:span><text:span text:style-name="T7">Ξ</text:span><text:span text:style-name="T8">+</text:span><text:span text:style-name="T5">K+</text:span><text:span text:style-name="T5"><text:line-break/></text:span><text:span text:style-name="T6"> </text:span><text:span text:style-name="T5"><text:line-break/></text:span><text:span text:style-name="T5">Avg. Sep</text:span></text:p>
          </draw:text-box>
        </draw:frame>
        <draw:frame draw:style-name="gr2" draw:text-style-name="P2" draw:layer="layout" svg:width="9.929cm" svg:height="20.999cm" svg:x="0cm" svg:y="-0.013cm">
          <draw:image xlink:href="Pictures/200000020000015D000002E2D3F7AF33E30B28F7.eps" xlink:type="simple" xlink:show="embed" xlink:actuate="onLoad">
            <text:p/>
          </draw:image>
        </draw:frame>
        <draw:frame draw:style-name="gr2" draw:text-style-name="P2" draw:layer="layout" svg:width="9.929cm" svg:height="20.999cm" svg:x="18.034cm" svg:y="-0.013cm">
          <draw:image xlink:href="Pictures/200000020000015D000002E292D5D22C899A3C88.eps" xlink:type="simple" xlink:show="embed" xlink:actuate="onLoad">
            <text:p/>
          </draw:image>
        </draw:frame>
        <draw:custom-shape draw:style-name="gr3" draw:text-style-name="P2" draw:layer="layout" svg:width="2.032cm" svg:height="1.524cm" svg:x="9.498cm" svg:y="5.6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032cm" svg:height="1.524cm" svg:x="15.748cm" svg:y="10.738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6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4:28:09.628838389</meta:creation-date>
    <meta:generator>LibreOffice/5.1.6.2$Linux_X86_64 LibreOffice_project/10m0$Build-2</meta:generator>
    <dc:date>2017-04-27T14:44:37.334919566</dc:date>
    <meta:editing-duration>PT16M23S</meta:editing-duration>
    <meta:editing-cycles>11</meta:editing-cycles>
    <meta:document-statistic meta:object-count="46"/>
  </office:meta>
</office:document-meta>
</file>